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ce style:name="Фкшфд" svg:font-family="Фкшфд"/>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Фкшфд"/>
    </style:style>
    <style:style style:name="P2" style:family="paragraph" style:parent-style-name="Standard" style:list-style-name="L1">
      <style:text-properties style:font-name="Фкшфд"/>
    </style:style>
    <style:style style:name="P3" style:family="paragraph" style:parent-style-name="Standard">
      <style:text-properties style:font-name="Фкшфд" fo:font-size="14pt" fo:font-weight="bold" style:font-size-asian="14pt" style:font-weight-asian="bold" style:font-size-complex="14pt" style:font-weight-complex="bold"/>
    </style:style>
    <style:style style:name="P4" style:family="paragraph" style:parent-style-name="Standard">
      <style:text-properties style:font-name="Arial"/>
    </style:style>
    <style:style style:name="P5" style:family="paragraph" style:parent-style-name="Standard">
      <style:text-properties style:font-name="Arial" fo:font-weight="bold" style:font-weight-asian="bold" style:font-weight-complex="bold"/>
    </style:style>
    <style:style style:name="P6" style:family="paragraph" style:parent-style-name="Standard" style:list-style-name="L5">
      <style:text-properties style:font-name="Arial"/>
    </style:style>
    <style:style style:name="P7" style:family="paragraph" style:parent-style-name="Text_20_body">
      <style:text-properties style:font-name="Arial"/>
    </style:style>
    <style:style style:name="P8" style:family="paragraph" style:parent-style-name="Text_20_body" style:list-style-name="L3">
      <style:text-properties style:font-name="Arial"/>
    </style:style>
    <style:style style:name="T1" style:family="text">
      <style:text-properties fo:language="es" fo:country="ES"/>
    </style:style>
    <style:style style:name="T2" style:family="text">
      <style:text-properties fo:language="en" fo:country="US"/>
    </style:style>
    <style:style style:name="T3" style:family="text">
      <style:text-properties fo:language="ru" fo:country="RU"/>
    </style:style>
    <style:style style:name="T4" style:family="text">
      <style:text-properties fo:language="ru" fo:country="RU" fo:font-weight="bold" style:font-weight-asian="bold" style:font-weight-complex="bold"/>
    </style:style>
    <style:style style:name="T5" style:family="text">
      <style:text-properties style:font-name="Фкшфд"/>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font-size="12pt"/>
    </style:style>
    <style:style style:name="T9" style:family="text">
      <style:text-properties fo:font-size="12pt" fo:font-weight="bold"/>
    </style:style>
    <style:style style:name="T10" style:family="text">
      <style:text-properties fo:font-weight="bold" style:font-weight-asian="bold" style:font-weight-complex="bold"/>
    </style:style>
    <style:style style:name="T11" style:family="text">
      <style:text-properties fo:color="#800000" fo:font-size="12pt" fo:font-style="italic"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rbomat – CO2 controller device</text:p>
      <text:p text:style-name="P1"/>
      <text:p text:style-name="P1"><text:tab/><text:span text:style-name="T10">Прогрев сенсора</text:span></text:p>
      <text:p text:style-name="P1">Когда сенсор СО2 получает питание 12 вольт, он начинает разогрев чувствительного элемента. На это уходит некоторое время t.</text:p>
      <text:p text:style-name="P1">По истечении этого времени плата сенсора начинает выдавать на пине Vout приемлемые значения. Приемлемыми в данном случае будут напряжения в районе 2.5 вольта <text:span text:style-name="T3">и ниже</text:span>.</text:p>
      <text:p text:style-name="P1"/>
      <text:p text:style-name="P1"><text:tab/><text:span text:style-name="T10">Режим работы сенсора</text:span></text:p>
      <text:p text:style-name="P1">Для проведения измерений сенсор <text:title/>должен быть нагрет, однако его перегрев тоже недопустим. Поэтому, режим работы предполагает поддержание сенсора тёплым в течение всего времени. Для этого питание 12В сенсора включается на 1 секунду каждые 10 секунд. В конце включения производится измерение значения концентрации углекислоты.</text:p>
      <text:p text:style-name="P1"/>
      <text:p text:style-name="P1"><text:tab/><text:span text:style-name="T10">Сценарий холодного старта</text:span></text:p>
      <text:p text:style-name="P1">После старта контроллера последний подаёт питание 12В на сенсор для прогрева сенсора. Сенсор прогревается в течение минуты и выставляется <text:s/>флаг co2_sensor_ready чтобы дать понять функции getco2(), что <text:span text:style-name="T3">можно начинать работу с сенсором и клапаном газа</text:span></text:p>
      <text:p text:style-name="P1"/>
      <text:p text:style-name="P1"><text:tab/><text:span text:style-name="T4">Электрические соединения</text:span></text:p>
      <text:list xml:id="list20643707" text:style-name="L1">
        <text:list-item>
          <text:list>
            <text:list-item>
              <text:p text:style-name="P2">Клапан газа подключен к пину 4 коннектора VALVES (CO2_VALVE=2 (curvalve: 02))</text:p>
            </text:list-item>
            <text:list-item>
              <text:p text:style-name="P2">Сенсор газа подключен к пину 5 коннектора VALVES <text:span text:style-name="T6">(</text:span><text:span text:style-name="T7">CO2_SENSOR_12V=1</text:span> (curvalve: 01), PA11 контроллера STM32F100)</text:p>
            </text:list-item>
          </text:list>
        </text:list-item>
      </text:list>
      <text:p text:style-name="P1"/>
      <text:p text:style-name="P1">PA11 связвн с curvalve 01</text:p>
      <text:p text:style-name="P1">PA12 связан с curvalve 02</text:p>
      <text:p text:style-name="P1"/>
      <text:p text:style-name="P1"/>
      <text:p text:style-name="P1"><text:tab/><text:span text:style-name="T10">Калибровка сенсора</text:span></text:p>
      <text:p text:style-name="Standard"><text:span text:style-name="T5">Воспользуемся инстукцией по калибровке отсюда - </text:span><text:a xlink:type="simple" xlink:href="http://www.veetech.org.uk/Prototype_CO2_Monitor.htm"><text:span text:style-name="T5">http://www.veetech.org.uk/Prototype_CO2_Monitor.htm</text:span></text:a></text:p>
      <text:p text:style-name="P4"/>
      <text:p text:style-name="P7"><text:span text:style-name="T9">Allow the system to reach steady state conditions</text:span><text:span text:style-name="T8"><text:line-break/>Assuming that all is correct restore the yellow wire to A0. Typically the display reading will be between 2500 and 4500. The system now needs to reach steady state conditions. This means allowing the CO2 sensor to ‘age’ under full operating conditions. From new this can take as much as 48 hours. Ideally leave a new sensor to operate for two days in an unoccupied room. Subsequent restarts require the heating element to operate for at least 2 hours before taking readings. Even over several weeks the sensitivity of the sensor may change but this can be easily spotted by observing the output for ‘outdoor’ conditions. </text:span></text:p>
      <text:p text:style-name="P5">Дать системе достичь состояния «готовности»</text:p>
      <text:p text:style-name="P4">Контроллер требует чтобы его «настояли» перед первым употреблением в течение 48 часов. В идеале, оставьте контроллер во включенном состоянии на двое суток перед тем как делать измерения. Даже в течение нескольких первых недель <text:soft-page-break/>чувствительность сенсора может меняться, но это легко определяется замером выхода в условиях открытого воздуха.</text:p>
      <text:p text:style-name="P4"><text:span text:style-name="T9"/></text:p>
      <text:p text:style-name="P4"><text:span text:style-name="T9"/></text:p>
      <text:p text:style-name="P4"><text:span text:style-name="T9">Determine the CO2 sensor output voltage at 400 ppm (v400)</text:span><text:span text:style-name="T8"><text:line-break/>Once the system has reached ‘steady state’ it now needs to be operated in a totally unoccupied and well ventilated space to determine the output voltage of the sensor at 400 ppm. Ensure that the room has as much ventilation as is safe to achieve by window opening and leave the premises unoccupied for as long as possible (e.g. 2-3 hours). Ideally the temperature should be at normal room value. Without breathing on the sensor observe the voltage. If possible vacate the space for another hour and check again. If the voltage is substantially unchanged make a note of the reading which, in the Arduino operational sketch is value ‘v400ppm’. The ultimate accuracy of the sensor is dependent on the effort spent on determining the value of v400ppm.<text:line-break/><text:line-break/></text:span><text:span text:style-name="T11">Do not switch the sensor and heater off during this period or during the subsequent 40000 ppm measurement.</text:span></text:p>
      <text:p text:style-name="P4"><text:span text:style-name="T9"/></text:p>
      <text:p text:style-name="P4"><text:span text:style-name="T9">Определение выходного напряжения сенсора при </text:span><text:span text:style-name="T9">400ppm</text:span><text:span text:style-name="T8"><text:line-break/></text:span><text:span text:style-name="T8">Когда система достигла состояния готовности, она требует полностью пустого и хорошо проветриваемого помещения для определения напряжения сенсора при 400</text:span><text:span text:style-name="T8">ppm </text:span><text:span text:style-name="T8">углекислоты в воздухе. Убедитесь, что помещение вентилируется достаточно для снятия точных показаний.</text:span></text:p>
      <text:p text:style-name="P4"><text:span text:style-name="T8">Once the system has reached ‘steady state’ it now needs to be operated in a totally unoccupied and well ventilated space to determine the output voltage of the sensor at 400 ppm. Ensure that the room has as much ventilation as is safe</text:span></text:p>
      <text:p text:style-name="P4"/>
      <text:p text:style-name="P4">Определение напряжения сенсора при 40000 ppm (выдыхаемая концентрация)</text:p>
      <text:p text:style-name="P4"><text:tab/>Возьмите пластиковый пакет длинны примерно 30см и шириной около 22см. Отрежьте уголок пакета, чтобы сделать небольшое отверстие напротив горла пакета. Это выхлопная вентиляция.</text:p>
      <text:list xml:id="list21692903" text:style-name="L5">
        <text:list-item>
          <text:p text:style-name="P6">Надуйте пакет насколько возможно</text:p>
        </text:list-item>
        <text:list-item>
          <text:p text:style-name="P6">Не выключая прибор (и аккуратно обходясь с проводами), поместите сенсор в пакет (может выручить нечто плоское и жесткое, на чём будет размещён и закреплен сенсор, типа крышки от пластикового контейнера)</text:p>
        </text:list-item>
        <text:list-item>
          <text:p text:style-name="P6">Убедитесь, что пластик пакета не закрывает доступ газа к сенсору</text:p>
        </text:list-item>
        <text:list-item>
          <text:p text:style-name="P6">Провода сенсора идут через горло пакета</text:p>
        </text:list-item>
        <text:list-item>
          <text:p text:style-name="P6">Закройте горло пакета так герметично, насколько это возможно</text:p>
        </text:list-item>
        <text:list-item>
          <text:p text:style-name="P6">Аккуратно выдувайте воздух из лёгких в пакет через угловой срез, надувая пакет</text:p>
        </text:list-item>
        <text:list-item>
          <text:p text:style-name="P6">Делая вдох, после того как пакет надут, закройте отверстие пакета, чтобы предотвратить попадание окружающего воздуха внутрь пакета.</text:p>
        </text:list-item>
        <text:list-item>
          <text:p text:style-name="P6">Через несколько минут пакет будет «полон» выдохнутого воздуха с концентрацией CO2 в районе 40000ppm</text:p>
        </text:list-item>
      </text:list>
      <text:p text:style-name="P4"/>
      <text:p text:style-name="P4">Побочным эффектом надутого пакета станет 100% влажность, что, по-видимому, не составляет проблемы. Когда показания на дисплее более-менее стабильны в течение 30 секунд, можно делать вывод о готовности к калибровке (примерно 2 - <text:s/>2.5В ниже уровня 400ppm). В идеале, надувайте постепенно ещё в течение 30 секунд и тогда отметьте текущее напряжение (калибровка) и осторожно снимайте пакет. <text:soft-page-break/>Весь процесс занимает около 5 минут и чем более ответственно подойдёте вы к делу, тем более качественно будет откалиброван прибор.</text:p>
      <text:list xml:id="list21533976" text:style-name="L3">
        <text:list-header>
          <text:p text:style-name="P8"><text:span text:style-name="T8"/></text:p>
        </text:list-header>
      </text:list>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1" svg:font-family="'Times New Roman'"/>
    <style:font-face style:name="Фкшфд" svg:font-family="Фкшфд"/>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5T20:23:18.25</meta:creation-date>
    <dc:date>2014-10-26T03:17:34.89</dc:date>
    <meta:editing-duration>PT1H29M51S</meta:editing-duration>
    <meta:editing-cycles>3</meta:editing-cycles>
    <meta:generator>LibreOffice/3.5$Windows_x86 LibreOffice_project/165a79a-7059095-e13bb37-fef39a4-9503d18</meta:generator>
    <meta:document-statistic meta:table-count="0" meta:image-count="0" meta:object-count="0" meta:page-count="3" meta:paragraph-count="32" meta:word-count="799" meta:character-count="4626" meta:non-whitespace-character-count="4563"/>
  </office:meta>
</office:document-meta>
</file>